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4.552in"/>
    </style:style>
    <style:style style:name="co30" style:family="table-column">
      <style:table-column-properties fo:break-before="auto" style:column-width="3.8291in"/>
    </style:style>
    <style:style style:name="co31" style:family="table-column">
      <style:table-column-properties fo:break-before="auto" style:column-width="4.9547in"/>
    </style:style>
    <style:style style:name="co32" style:family="table-column">
      <style:table-column-properties fo:break-before="auto" style:column-width="3.3846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8335in"/>
    </style:style>
    <style:style style:name="co37" style:family="table-column">
      <style:table-column-properties fo:break-before="auto" style:column-width="2.8945in"/>
    </style:style>
    <style:style style:name="co38" style:family="table-column">
      <style:table-column-properties fo:break-before="auto" style:column-width="3.3071in"/>
    </style:style>
    <style:style style:name="co39" style:family="table-column">
      <style:table-column-properties fo:break-before="auto" style:column-width="3.1354in"/>
    </style:style>
    <style:style style:name="co40" style:family="table-column">
      <style:table-column-properties fo:break-before="auto" style:column-width="2.4583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6563in"/>
    </style:style>
    <style:style style:name="co43" style:family="table-column">
      <style:table-column-properties fo:break-before="auto" style:column-width="2.4063in"/>
    </style:style>
    <style:style style:name="co44" style:family="table-column">
      <style:table-column-properties fo:break-before="auto" style:column-width="2.948in"/>
    </style:style>
    <style:style style:name="co45" style:family="table-column">
      <style:table-column-properties fo:break-before="auto" style:column-width="1.3957in"/>
    </style:style>
    <style:style style:name="co46" style:family="table-column">
      <style:table-column-properties fo:break-before="auto" style:column-width="1.1354in"/>
    </style:style>
    <style:style style:name="co47" style:family="table-column">
      <style:table-column-properties fo:break-before="auto" style:column-width="2.6146in"/>
    </style:style>
    <style:style style:name="co48" style:family="table-column">
      <style:table-column-properties fo:break-before="auto" style:column-width="1.9063in"/>
    </style:style>
    <style:style style:name="co49" style:family="table-column">
      <style:table-column-properties fo:break-before="auto" style:column-width="2.4898in"/>
    </style:style>
    <style:style style:name="co50" style:family="table-column">
      <style:table-column-properties fo:break-before="auto" style:column-width="1.1874in"/>
    </style:style>
    <style:style style:name="co51" style:family="table-column">
      <style:table-column-properties fo:break-before="auto" style:column-width="3.698in"/>
    </style:style>
    <style:style style:name="co52" style:family="table-column">
      <style:table-column-properties fo:break-before="auto" style:column-width="3.7709in"/>
    </style:style>
    <style:style style:name="co53" style:family="table-column">
      <style:table-column-properties fo:break-before="auto" style:column-width="3.1563in"/>
    </style:style>
    <style:style style:name="co54" style:family="table-column">
      <style:table-column-properties fo:break-before="auto" style:column-width="1.7083in"/>
    </style:style>
    <style:style style:name="co55" style:family="table-column">
      <style:table-column-properties fo:break-before="auto" style:column-width="2.8646in"/>
    </style:style>
    <style:style style:name="co56" style:family="table-column">
      <style:table-column-properties fo:break-before="auto" style:column-width="2.6457in"/>
    </style:style>
    <style:style style:name="co57" style:family="table-column">
      <style:table-column-properties fo:break-before="auto" style:column-width="2.1354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1.4689in"/>
    </style:style>
    <style:style style:name="co60" style:family="table-column">
      <style:table-column-properties fo:break-before="auto" style:column-width="0.3602in"/>
    </style:style>
    <style:style style:name="co61" style:family="table-column">
      <style:table-column-properties fo:break-before="auto" style:column-width="1.1146in"/>
    </style:style>
    <style:style style:name="co6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1.4508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1.4819in" fo:break-before="auto" style:use-optimal-row-height="true"/>
    </style:style>
    <style:style style:name="ro9" style:family="table-row">
      <style:table-row-properties style:row-height="1.6374in" fo:break-before="auto" style:use-optimal-row-height="true"/>
    </style:style>
    <style:style style:name="ro10" style:family="table-row">
      <style:table-row-properties style:row-height="0.5575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ffffff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3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Roboto" style:font-weight-asian="bold" style:text-overline-style="none" style:text-overline-color="font-color" style:text-emphasize="none" style:font-size-asian="10pt" style:font-name-asian="Roboto" style:language-asian="zh" style:country-asian="CN" style:text-line-through-mode="continuous" style:text-outline="false" style:text-line-through-type="none" fo:color="#ffffff" style:font-style-asian="normal" style:font-style-complex="normal" fo:font-size="10pt" style:text-underline-style="none" style:text-underline-color="font-color" fo:font-style="normal" fo:text-shadow="none" fo:language="en" fo:country="US" style:language-complex="hi" style:country-complex="IN" style:font-name-complex="Roboto" style:font-size-complex="10pt" style:font-relief="none" fo:font-weight="bold" style:font-weight-complex="bold"/>
    </style:style>
    <style:style style:name="T5" style:family="text">
      <style:text-properties style:font-size-asian="11pt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name-asian="Roboto" style:language-asian="zh" style:country-asian="CN" style:text-line-through-mode="continuous" style:text-outline="false" style:text-line-through-type="none" fo:font-weight="normal" style:font-name="Roboto" style:font-weight-asian="normal" style:font-style-asian="normal" style:text-emphasize="none" style:text-overline-style="none" style:text-overline-color="font-color"/>
    </style:style>
    <style:style style:name="T6" style:family="text">
      <style:text-properties fo:font-size="10pt" style:font-relief="none" style:font-style-complex="normal" style:font-weight-complex="normal" style:font-size-complex="10pt" style:font-name-complex="Roboto" style:language-complex="hi" style:country-complex="IN" fo:text-shadow="none" fo:font-style="normal" style:text-underline-style="none" style:text-underline-color="font-color" style:font-name="Roboto" fo:language="en" fo:country="US" style:font-style-asian="normal" fo:color="#ffffff" fo:font-weight="normal" style:text-line-through-type="none" style:text-outline="false" style:text-line-through-mode="continuous" style:language-asian="zh" style:country-asian="CN" style:font-name-asian="Roboto" style:font-size-asian="10pt" style:font-weight-asian="normal" style:text-emphasize="none" style:text-overline-style="none" style:text-overline-color="font-color"/>
    </style:style>
    <style:style style:name="T7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8" style:family="text">
      <style:text-properties style:font-weight-complex="normal" style:font-relief="none" style:font-style-complex="normal" style:font-size-complex="10pt" style:font-name-complex="Roboto" style:language-complex="hi" style:country-complex="IN" fo:language="en" fo:country="US" fo:text-shadow="none" fo:font-style="normal" style:text-underline-style="none" style:text-underline-color="font-color" fo:font-size="10pt" fo:color="#ffffff" style:font-name-asian="Roboto" style:font-name="Roboto" fo:font-weight="normal" style:text-line-through-type="none" style:text-outline="false" style:text-line-through-mode="continuous" style:language-asian="zh" style:country-asian="CN" style:font-size-asian="10pt" style:font-weight-asian="normal" style:font-style-asian="normal" style:text-emphasize="none" style:text-overline-style="none" style:text-overline-color="font-color"/>
    </style:style>
    <style:style style:name="T9" style:family="text">
      <style:text-properties style:language-asian="zh" style:country-asian="CN" style:font-relief="none" style:font-style-complex="normal" style:font-weight-complex="normal" style:font-size-complex="10pt" style:font-name-complex="Roboto" style:language-complex="hi" style:country-complex="IN" fo:language="en" fo:country="US" fo:text-shadow="none" fo:font-style="normal" style:text-underline-style="none" style:text-underline-color="font-color" fo:font-size="10pt" fo:color="#ffffff" style:text-line-through-mode="continuous" style:text-outline="false" style:text-line-through-type="none" fo:font-weight="normal" style:font-name="Roboto" style:font-name-asian="Roboto" style:font-size-asian="10pt" style:font-weight-asian="normal" style:font-style-asian="normal" style:text-emphasize="none" style:text-overline-style="none" style:text-overline-color="font-color"/>
    </style:style>
    <style:style style:name="T10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style:font-weight-asian="bold" style:text-overline-style="none" style:text-overline-color="font-color" style:text-emphasize="none" style:font-style-asian="normal" style:font-size-asian="11pt" style:font-name-asian="Roboto" style:language-asian="zh" style:country-asian="CN" style:text-line-through-mode="continuous" style:text-line-through-type="none" style:font-name="Roboto" style:text-outline="false" fo:font-weight="bold" fo:font-size="11pt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style-complex="normal" style:font-relief="none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20beff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16" style:family="text">
      <style:text-properties style:font-weight-complex="normal" style:font-relief="none" style:font-style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20beff" style:font-name-asian="Roboto" style:font-name="Roboto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7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20beff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8" style:family="text">
      <style:text-properties fo:color="#20beff" style:font-weight-asian="bold" style:text-overline-style="none" style:text-overline-color="font-color" style:text-emphasize="none" style:font-style-asian="normal" style:font-name-asian="Roboto" style:language-asian="zh" style:country-asian="CN" style:text-line-through-mode="continuous" style:text-outline="false" style:text-line-through-type="none" style:font-name="Roboto" style:font-size-asian="11pt" style:font-style-complex="normal" fo:font-size="11pt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relief="none" fo:font-weight="bold" style:font-weight-complex="bold"/>
    </style:style>
    <style:style style:name="T19" style:family="text">
      <style:text-properties fo:text-shadow="none" style:font-relief="none" style:font-style-complex="normal" style:font-weight-complex="normal" style:font-size-complex="11pt" style:font-name-complex="Roboto" style:language-complex="hi" style:country-complex="IN" fo:language="en" fo:country="US" fo:font-style="normal" style:text-underline-style="none" style:text-underline-color="font-color" fo:font-size="11pt" fo:color="#ffffff" style:font-style-asian="normal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text-emphasize="none" style:text-overline-style="none" style:text-overline-color="font-color"/>
    </style:style>
    <style:style style:name="T20" style:family="text">
      <style:text-properties style:font-weight-asian="normal" style:font-relief="none" style:font-style-complex="normal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-asian="Roboto" style:language-asian="zh" style:country-asian="CN" style:text-line-through-mode="continuous" style:text-outline="false" style:text-line-through-type="none" fo:font-weight="normal" style:font-name="Roboto" style:font-style-asian="normal" style:text-emphasize="none" style:text-overline-style="none" style:text-overline-color="font-color"/>
    </style:style>
    <style:style style:name="T21" style:family="text">
      <style:text-properties fo:color="#ffffff" style:font-weight-asian="bold" style:text-overline-style="none" style:text-overline-color="font-color" style:text-emphasize="none" style:font-style-asian="normal" style:font-name-asian="Roboto" style:language-asian="zh" style:country-asian="CN" style:text-line-through-mode="continuous" style:text-outline="false" style:text-line-through-type="none" style:font-name="Roboto" style:font-size-asian="11pt" style:font-style-complex="normal" fo:font-size="11pt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relief="none" fo:font-weight="bold" style:font-weight-complex="bold"/>
    </style:style>
    <style:style style:name="T22" style:family="text">
      <style:text-properties fo:font-size="11pt" style:font-weight-asian="bold" style:text-overline-style="none" style:text-overline-color="font-color" style:text-emphasize="none" style:font-style-asian="normal" style:font-size-asian="11pt" style:font-name-asian="Roboto" style:language-asian="zh" style:country-asian="CN" style:text-line-through-mode="continuous" style:text-outline="false" style:text-line-through-type="none" fo:color="#ffffff" style:font-name="Roboto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style-complex="normal" style:font-relief="none" fo:font-weight="bold" style:font-weight-complex="bold"/>
    </style:style>
    <style:style style:name="T23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1pt" style:font-size-asian="11pt" style:font-name-complex="Roboto" style:font-name-asian="Roboto" style:language-complex="hi" style:country-complex="IN" fo:color="#ffffff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font-name="Roboto" fo:font-weight="bold" style:font-weight-complex="bold"/>
    </style:style>
    <style:style style:name="T24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7" table:default-cell-style-name="ce113"/>
        <table:table-column table:style-name="co36" table:default-cell-style-name="ce113"/>
        <table:table-column table:style-name="co37" table:default-cell-style-name="ce113"/>
        <table:table-column table:style-name="co38" table:number-columns-repeated="2" table:default-cell-style-name="ce113"/>
        <table:table-column table:style-name="co4" table:number-columns-repeated="2" table:default-cell-style-name="ce113"/>
        <table:table-column table:style-name="co39" table:default-cell-style-name="ce113"/>
        <table:table-column table:style-name="co4" table:number-columns-repeated="3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43" table:default-cell-style-name="ce113"/>
        <table:table-column table:style-name="co44" table:number-columns-repeated="2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number-columns-repeated="2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33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default-cell-style-name="ce113"/>
        <table:table-column table:style-name="co61" table:number-columns-repeated="948" table:default-cell-style-name="ce113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#1, issues, one-shots, TPB</text:p>
          </table:table-cell>
          <table:table-cell table:style-name="ce56" office:value-type="string" calcext:value-type="string">
            <text:p>Comics #2, TPB,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long game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8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14">Python by Example</text:span></text:p>
            <text:p><text:span text:style-name="T15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10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24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3">Algorithms: videos: Elementary Symbol Tables</text:span></text:p>
            <text:p><text:span text:style-name="T3">Algorithms: notes: Elementary Symbol Tables</text:span></text:p>
            <text:p><text:span text:style-name="T3">Algorithms: videos: Balanced Search Trees</text:span></text:p>
            <text:p><text:span text:style-name="T3">Algorithms: notes: Balanced Search Trees</text:span></text:p>
            <text:p><text:span text:style-name="T3">Algorithms: videos: Geometric Applications of BSTs</text:span></text:p>
            <text:p><text:span text:style-name="T3">Algorithms: notes: Geometric Applications of BSTs</text:span></text:p>
            <text:p><text:span text:style-name="T3">Algorithms: programming: Assignment 5: Kd-trees</text:span></text:p>
            <text:p><text:span text:style-name="T4">C.O.D.E.</text:span></text:p>
            <text:p><text:span text:style-name="T5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14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10">SDLC Tutorial</text:span></text:p>
            <text:p><text:span text:style-name="T19">Learn JavaScript by Example</text:span></text:p>
            <text:p><text:span text:style-name="T5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/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24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6">Algorithms: videos: </text:span></text:p>
            <text:p>Competitive Programmer’s Handbook</text:p>
            <text:p><text:span text:style-name="T7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16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10">Гибкие методологии разработки</text:span></text:p>
            <text:p><text:span text:style-name="T2">Eloquent JavaScript</text:span></text:p>
            <text:p><text:span text:style-name="T20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8">Algorithms: videos: Undirected Graphs</text:span></text:p>
            <text:p><text:span text:style-name="T9">Algorithms: notes: Undirected Graphs</text:span></text:p>
            <text:p><text:span text:style-name="T8">Algorithms: practice quiz: week 1: Undirected Graphs</text:span></text:p>
            <text:p><text:span text:style-name="T9">Algorithms: videos: Directed Graphs</text:span></text:p>
            <text:p><text:span text:style-name="T8">Algorithms: notes: Directed Graphs</text:span></text:p>
            <text:p><text:span text:style-name="T9">Algorithms: practice quiz: week 1: Directed Graphs</text:span></text:p>
            <text:p><text:span text:style-name="T8">Algorithms: programming: Assignment 1: WordNet</text:span></text:p>
            <text:p>Competitive Programmer’s Handbook</text:p>
            <text:p><text:span text:style-name="T7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17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10">SCRUM and XP from the trenches</text:span></text:p>
            <text:p><text:span text:style-name="T19">Eloquent JavaScript</text:span></text:p>
            <text:p><text:span text:style-name="T5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124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9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1"/></text:p>
            <text:p><text:span text:style-name="T8">Algorithms: videos: Minimum Spanning Trees</text:span></text:p>
            <text:p><text:span text:style-name="T9">Algorithms: notes: Minimum Spanning Trees</text:span></text:p>
            <text:p><text:span text:style-name="T8">Algorithms: practice quiz: week 2: Minimum Spanning Trees</text:span></text:p>
            <text:p><text:span text:style-name="T9">Algorithms: videos: Shortest Paths</text:span></text:p>
            <text:p><text:span text:style-name="T8">Algorithms: notes: Shortest Paths</text:span></text:p>
            <text:p><text:span text:style-name="T9">Algorithms: practice quiz: week 2: Shortest Paths</text:span></text:p>
            <text:p><text:span text:style-name="T8">Algorithms: programming: Assignment 2: Seam Carving</text:span></text:p>
            <text:p>Competitive Programmer’s Handbook</text:p>
            <text:p><text:span text:style-name="T10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17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10">Kanban and Scrum - Making the Most of Both</text:span></text:p>
            <text:p><text:span text:style-name="T19">Eloquent JavaScript</text:span></text:p>
            <text:p><text:span text:style-name="T5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8">Algorithms: videos: Maximum Flow and Minimum Cut</text:span></text:p>
            <text:p><text:span text:style-name="T9">Algorithms: notes: Maximum Flow and Minimum Cut</text:span></text:p>
            <text:p><text:span text:style-name="T8">Algorithms: practice quiz: week 3: Maximum Flow and Minimum Cut</text:span></text:p>
            <text:p><text:span text:style-name="T9">Algorithms: programming: Assignment 3: Baseball Elimination</text:span></text:p>
            <text:p><text:span text:style-name="T8">Algorithms: videos: Radix Sorts</text:span></text:p>
            <text:p><text:span text:style-name="T9">Algorithms: notes: Radix Sorts</text:span></text:p>
            <text:p><text:span text:style-name="T8">Algorithms: practice quiz: week 3: Radix Sorts</text:span></text:p>
            <text:p><text:span text:style-name="T11">Competitive Programmer’s Handbook</text:span></text:p>
            <text:p><text:span text:style-name="T10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16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21">Eloquent JavaScript</text:span></text:p>
            <text:p><text:span text:style-name="T2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7">Programming Pearls</text:span></text:p>
            <text:p>SICP</text:p>
          </table:table-cell>
          <table:table-cell table:style-name="ce27" office:value-type="string" calcext:value-type="string">
            <text:p><text:span text:style-name="T17">The Hitchhiker's Guide to Python</text:span></text:p>
            <text:p>Python Pocket Reference</text:p>
            <text:p><text:span text:style-name="T14">Introduction to Probability by Grinstead &amp; Snell</text:span></text:p>
          </table:table-cell>
          <table:table-cell table:style-name="ce26" office:value-type="string" calcext:value-type="string">
            <text:p><text:span text:style-name="T10">Code Complete | Pragmatic Programmer | Refactoring | Clean Code</text:span></text:p>
            <text:p><text:span text:style-name="T11">Databases: normalization</text:span></text:p>
            <text:p>Test-Driven Web Development with Python</text:p>
            <text:p><text:span text:style-name="T23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7">Programming Pearls</text:span></text:p>
            <text:p>SICP</text:p>
          </table:table-cell>
          <table:table-cell table:style-name="ce27" office:value-type="string" calcext:value-type="string">
            <text:p><text:span text:style-name="T17">The Hitchhiker's Guide to Python</text:span></text:p>
            <text:p>Python Pocket Reference</text:p>
            <text:p><text:span text:style-name="T14">Introduction to Probability by Grinstead &amp; Snell</text:span></text:p>
          </table:table-cell>
          <table:table-cell table:style-name="ce26" office:value-type="string" calcext:value-type="string">
            <text:p><text:span text:style-name="T10">Code Complete | Pragmatic Programmer | Refactoring | Clean Code</text:span></text:p>
            <text:p>Databases: SQL</text:p>
            <text:p>Test-Driven Web Development with Python</text:p>
            <text:p><text:span text:style-name="T21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70s-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7">Programming Pearls</text:span></text:p>
            <text:p>SICP</text:p>
          </table:table-cell>
          <table:table-cell table:style-name="ce27" office:value-type="string" calcext:value-type="string">
            <text:p><text:span text:style-name="T17">The Hitchhiker's Guide to Python</text:span></text:p>
            <text:p>Python Pocket Reference</text:p>
            <text:p><text:span text:style-name="T14">Introduction to Probability by Grinstead &amp; Snell</text:span></text:p>
          </table:table-cell>
          <table:table-cell table:style-name="ce26" office:value-type="string" calcext:value-type="string">
            <text:p><text:span text:style-name="T10">Code Complete | Pragmatic Programmer | Refactoring | Clean Code</text:span></text:p>
            <text:p><text:span text:style-name="T11">Databases: SQL</text:span></text:p>
            <text:p>Test-Driven Web Development with Python</text:p>
            <text:p><text:span text:style-name="T23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7">Programming Pearls</text:span></text:p>
            <text:p>SICP</text:p>
          </table:table-cell>
          <table:table-cell table:style-name="ce27" office:value-type="string" calcext:value-type="string">
            <text:p><text:span text:style-name="T17">The Hitchhiker's Guide to Python</text:span></text:p>
            <text:p>Python Pocket Reference</text:p>
            <text:p><text:span text:style-name="T14">Introduction to Probability by Grinstead &amp; Snell</text:span></text:p>
          </table:table-cell>
          <table:table-cell table:style-name="ce26" office:value-type="string" calcext:value-type="string">
            <text:p><text:span text:style-name="T10">Code Complete | Pragmatic Programmer | Refactoring | Clean Code</text:span></text:p>
            <text:p>Test-Driven Web Development with Python</text:p>
            <text:p><text:span text:style-name="T11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11">Algorithms: videos: </text:span> </text:p>
            <text:p><text:span text:style-name="T12">Programming Pearls</text:span></text:p>
            <text:p><text:span text:style-name="T13">SICP</text:span></text:p>
          </table:table-cell>
          <table:table-cell table:style-name="ce147" office:value-type="string" calcext:value-type="string">
            <text:p><text:span text:style-name="T18">The Hitchhiker's Guide to Python</text:span></text:p>
            <text:p>Python Pocket Reference</text:p>
            <text:p><text:span text:style-name="T14">Introduction to Probability by Grinstead &amp; Snell</text:span></text:p>
          </table:table-cell>
          <table:table-cell table:style-name="ce151" office:value-type="string" calcext:value-type="string">
            <text:p><text:span text:style-name="T10">Code Complete | Pragmatic Programmer | Refactoring | Clean Code</text:span></text:p>
            <text:p><text:span text:style-name="T11">Test-Driven Web Development with Python</text:span></text:p>
            <text:p><text:span text:style-name="T11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1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Lolita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14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1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1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1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28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28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20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2"/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 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ollowing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2"/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Default"/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 table:number-columns-repeated="4"/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 table:number-columns-repeated="4"/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4"/>
          <table:table-cell table:style-name="Default"/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22" table:style-name="ce44" office:value-type="string" calcext:value-type="string">
            <text:p>~</text:p>
          </table:table-cell>
          <table:table-cell table:style-name="ce67" office:value-type="string" calcext:value-type="string">
            <text:p>Mank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40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ce124"/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Z55:.AC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24" office:value-type="string" calcext:value-type="string">
            <text:p>Gaming plan:</text:p>
          </table:table-cell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4" calcext:value-type="float">
            <text:p>4</text:p>
          </table:table-cell>
          <table:table-cell table:style-name="Default" table:formula="of:=COUNTA([.AB56:.AB70])" office:value-type="float" office:value="14" calcext:value-type="float">
            <text:p>14</text:p>
          </table:table-cell>
          <table:table-cell table:style-name="Default" table:formula="of:=COUNTA([.AC56:.AC70])" office:value-type="float" office:value="8" calcext:value-type="float">
            <text:p>8</text:p>
          </table:table-cell>
          <table:table-cell table:style-name="ce124"/>
          <table:table-cell table:style-name="ce124" office:value-type="string" calcext:value-type="string">
            <text:p>Beat 36 games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3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ce35" office:value-type="string" calcext:value-type="string">
            <text:p>Splinter Cell: Pandora Tommorow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3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ce124" office:value-type="string" calcext:value-type="string">
            <text:p>Beat Cyberpunk games: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4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4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ce35" office:value-type="string" calcext:value-type="string">
            <text:p>Deus Ex: Human Revolution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4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ce35" office:value-type="string" calcext:value-type="string">
            <text:p>Shadowrun: Dragonfall</text:p>
          </table:table-cell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4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4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4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4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70" office:value-type="string" calcext:value-type="string">
            <text:p>Ozark (2s)</text:p>
          </table:table-cell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4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6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4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7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6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6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10"/>
          <table:table-cell table:style-name="ce124" table:number-columns-repeated="3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9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4"/>
          <table:table-cell table:style-name="ce124"/>
          <table:table-cell table:style-name="Default" table:number-columns-repeated="4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4"/>
          <table:table-cell table:style-name="ce124"/>
          <table:table-cell table:style-name="Default" table:number-columns-repeated="4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4"/>
          <table:table-cell table:style-name="ce124"/>
          <table:table-cell table:style-name="Default" table:number-columns-repeated="4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4"/>
          <table:table-cell table:style-name="ce124"/>
          <table:table-cell table:style-name="Default" table:number-columns-repeated="4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4"/>
          <table:table-cell table:style-name="ce124"/>
          <table:table-cell table:style-name="Default" table:number-columns-repeated="4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4"/>
          <table:table-cell table:style-name="ce124"/>
          <table:table-cell table:style-name="Default" table:number-columns-repeated="4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4"/>
          <table:table-cell table:style-name="ce124"/>
          <table:table-cell table:style-name="Default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64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table:style-name="ce37" office:value-type="string" calcext:value-type="string">
            <text:p>Green Lantern: Rebirth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2"/>
          <table:table-cell table:style-name="ce17" office:value-type="string" calcext:value-type="string">
            <text:p>Alan Wake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3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ce124" table:number-columns-repeated="2"/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Kotor 1 – RPG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3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2"/>
          <table:table-cell table:style-name="ce17" office:value-type="string" calcext:value-type="string">
            <text:p>Batham: Arkham City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Kotor 2 (I should check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1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124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ce17" office:value-type="string" calcext:value-type="string">
            <text:p>Bloodborne</text:p>
          </table:table-cell>
          <table:table-cell table:style-name="ce124" table:number-columns-repeated="2"/>
          <table:table-cell table:style-name="ce35" office:value-type="string" calcext:value-type="string">
            <text:p>Fahrenheit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3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ce17" office:value-type="string" calcext:value-type="string">
            <text:p>Castlevania: Symphony of the Night</text:p>
          </table:table-cell>
          <table:table-cell table:style-name="ce124" table:number-columns-repeated="2"/>
          <table:table-cell table:style-name="ce17" office:value-type="string" calcext:value-type="string">
            <text:p>Metal Gear Solid 2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3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ce17" office:value-type="string" calcext:value-type="string">
            <text:p>Devil May Cry</text:p>
          </table:table-cell>
          <table:table-cell table:style-name="ce124" table:number-columns-repeated="2"/>
          <table:table-cell table:style-name="ce17" office:value-type="string" calcext:value-type="string">
            <text:p>The Legend of Zelda: Majora's Mask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3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ce17" office:value-type="string" calcext:value-type="string">
            <text:p>Diablo</text:p>
          </table:table-cell>
          <table:table-cell table:style-name="ce124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3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5"/>
          <table:table-cell table:style-name="ce17" office:value-type="string" calcext:value-type="string">
            <text:p>Diablo 2</text:p>
          </table:table-cell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5"/>
          <table:table-cell table:number-columns-repeated="952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/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ce17" office:value-type="string" calcext:value-type="string">
            <text:p>Doom</text:p>
          </table:table-cell>
          <table:table-cell table:style-name="ce124" table:number-columns-repeated="2"/>
          <table:table-cell table:style-name="ce17" office:value-type="string" calcext:value-type="string">
            <text:p>Drakan: Order of the Flame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7" office:value-type="string" calcext:value-type="string">
            <text:p>Dragon Age: Origins</text:p>
          </table:table-cell>
          <table:table-cell table:style-name="ce124" table:number-columns-repeated="2"/>
          <table:table-cell table:style-name="ce17" office:value-type="string" calcext:value-type="string">
            <text:p>Beyond Oasis or The Story of Thor: A Successor of the Light</text:p>
          </table:table-cell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Final Fantasy Tactics</text:p>
          </table:table-cell>
          <table:table-cell table:style-name="ce124" table:number-columns-repeated="3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124" table:number-columns-repeated="3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Final Fantasy VII</text:p>
          </table:table-cell>
          <table:table-cell table:style-name="ce124" table:number-columns-repeated="3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Heroes of Might and Magic 3</text:p>
          </table:table-cell>
          <table:table-cell table:style-name="ce124" table:number-columns-repeated="3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Hollow Knight</text:p>
          </table:table-cell>
          <table:table-cell table:style-name="ce124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Mafia</text:p>
          </table:table-cell>
          <table:table-cell table:style-name="ce124" table:number-columns-repeated="3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Mass Effect 2</text:p>
          </table:table-cell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 table:number-columns-repeated="2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Red Dead Redemption 2</text:p>
          </table:table-cell>
          <table:table-cell table:style-name="ce124" table:number-columns-repeated="10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Default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Star Wars: KOTOR</text:p>
          </table:table-cell>
          <table:table-cell table:style-name="ce124" table:number-columns-repeated="10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20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20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20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2"/>
          <table:table-cell table:number-columns-repeated="949"/>
        </table:table-row>
        <table:table-row table:style-name="ro12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Transistor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Xenoblade Chronicles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3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Xenogears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Wizardry 8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25"/>
          <table:table-cell table:style-name="ce1"/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4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36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Default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Default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35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Default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21"/>
          <table:table-cell table:style-name="Default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2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2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2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98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2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37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4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37"/>
          <table:table-cell table:number-columns-repeated="952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Default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2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Carnag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2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989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0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Pusher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Pusher II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Pusher III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Default"/>
          <table:table-cell table:style-name="ce123" office:value-type="string" calcext:value-type="string">
            <text:p>Valhalla Rising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3" office:value-type="string" calcext:value-type="string">
            <text:p>Only God Forgives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3" office:value-type="string" calcext:value-type="string">
            <text:p>The Neon Demon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4" office:value-type="string" calcext:value-type="string">
            <text:p>Sofia Coppola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3" office:value-type="string" calcext:value-type="string">
            <text:p>The Virgin Suicides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124" office:value-type="string" calcext:value-type="string">
            <text:p>Jean-Luc Godard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4" office:value-type="string" calcext:value-type="string">
            <text:p>Claude Chabrol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4" office:value-type="string" calcext:value-type="string">
            <text:p>François Truffaut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61" office:value-type="string" calcext:value-type="string">
            <text:p>Left Bank directors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4" office:value-type="string" calcext:value-type="string">
            <text:p>Chris Marker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4" office:value-type="string" calcext:value-type="string">
            <text:p>Alain Resnais</text:p>
          </table:table-cell>
          <table:table-cell table:number-columns-repeated="991"/>
        </table:table-row>
        <table:table-row table:style-name="ro2">
          <table:table-cell table:number-columns-repeated="22"/>
          <table:table-cell table:style-name="ce124" office:value-type="string" calcext:value-type="string">
            <text:p>Agnès Varda</text:p>
          </table:table-cell>
          <table:table-cell table:number-columns-repeated="991"/>
        </table:table-row>
        <table:table-row table:style-name="ro2" table:number-rows-repeated="1048260">
          <table:table-cell table:number-columns-repeated="1014"/>
        </table:table-row>
        <table:table-row table:style-name="ro3">
          <table:table-cell table:number-columns-repeated="1014"/>
        </table:table-row>
      </table:table>
      <table:table table:name="Help" table:style-name="ta2">
        <table:table-column table:style-name="co61" table:number-columns-repeated="1023" table:default-cell-style-name="ce113"/>
        <table:table-column table:style-name="co62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3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3:38:50.336000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6T23:53:03.771774462</dc:date>
    <meta:editing-cycles>54</meta:editing-cycles>
    <meta:editing-duration>PT19H31M20S</meta:editing-duration>
    <meta:document-statistic meta:table-count="3" meta:cell-count="1864" meta:object-count="1"/>
  </office:meta>
</office:document-meta>
</file>